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solid #000000" fo:border-left="0.99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99pt solid #000000" fo:border-top="0.99pt solid #000000"/>
    </style:style>
    <style:style style:name="ce8" style:family="table-cell" style:parent-style-name="Default">
      <style:table-cell-properties fo:border-bottom="none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ared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8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7" office:value-type="string" calcext:value-type="string" table:number-columns-spanned="4" table:number-rows-spanned="2">
            <text:p>VPC SHARED: 10.0.0.0/16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VPC PROD: 10.1.0.0/16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VPC DEV: 10.2.0.0/16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style-name="ce2"/>
          <table:covered-table-cell table:number-columns-repeated="2"/>
          <table:covered-table-cell table:style-name="ce8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2"/>
          <table:covered-table-cell table:style-name="ce8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/>
          <table:table-cell table:style-name="ce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table:style-name="ce8"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1</text:p>
          </table:table-cell>
          <table:table-cell office:value-type="string" calcext:value-type="string">
            <text:p>10.2.0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2</text:p>
          </table:table-cell>
          <table:table-cell office:value-type="string" calcext:value-type="string">
            <text:p>10.2.2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3</text:p>
          </table:table-cell>
          <table:table-cell office:value-type="string" calcext:value-type="string">
            <text:p>10.2.4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4</text:p>
          </table:table-cell>
          <table:table-cell office:value-type="string" calcext:value-type="string">
            <text:p>10.2.6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3"/>
          <table:table-cell table:style-name="ce2"/>
          <table:table-cell office:value-type="string" calcext:value-type="string">
            <text:p>…</text:p>
          </table:table-cell>
          <table:table-cell/>
          <table:table-cell table:style-name="ce8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2"/>
          <table:table-cell table:style-name="ce8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2"/>
          <table:covered-table-cell table:style-name="ce8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/>
          <table:table-cell table:style-name="ce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table:style-name="ce8"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1</text:p>
          </table:table-cell>
          <table:table-cell office:value-type="string" calcext:value-type="string">
            <text:p>10.2.1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2</text:p>
          </table:table-cell>
          <table:table-cell office:value-type="string" calcext:value-type="string">
            <text:p>10.2.3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3</text:p>
          </table:table-cell>
          <table:table-cell office:value-type="string" calcext:value-type="string">
            <text:p>10.2.5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4</text:p>
          </table:table-cell>
          <table:table-cell office:value-type="string" calcext:value-type="string">
            <text:p>10.2.7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3"/>
          <table:table-cell table:style-name="ce2"/>
          <table:table-cell office:value-type="string" calcext:value-type="string">
            <text:p>…</text:p>
          </table:table-cell>
          <table:table-cell/>
          <table:table-cell table:style-name="ce8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2">
            <text:p>VPC QA: 10.3.0.0/16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VPC MASTER: 10.4.0.0/16</text:p>
          </table:table-cell>
          <table:covered-table-cell table:number-columns-repeated="2" table:style-name="ce21"/>
          <table:covered-table-cell table:style-name="ce23"/>
          <table:table-cell table:number-columns-repeated="5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 table:number-columns-repeated="5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 table:number-columns-repeated="5"/>
        </table:table-row>
      </table:table>
      <table:table table:name="Production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8"/>
        <table:table-row table:style-name="ro1">
          <table:table-cell table:style-name="ce17" office:value-type="string" calcext:value-type="string" table:number-columns-spanned="4" table:number-rows-spanned="2">
            <text:p>IP range: 10.0.0.0/16</text:p>
          </table:table-cell>
          <table:covered-table-cell table:number-columns-repeated="2"/>
          <table:covered-table-cell table:style-name="Default"/>
          <table:table-cell table:style-name="ce17" table:number-columns-spanned="4" table:number-rows-spanned="2"/>
          <table:covered-table-cell table:style-name="Default"/>
          <table:covered-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ECC: 10.0.0.0 – 10.0.1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PI: 10.0.20.0 - <text:s/>10.0.3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BW: 10.0.40.0 – 10.0.59.0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2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2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2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2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2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2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SOLMAN: 10.0.60.0 – 10.0.79.0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Adobe: 10.0.80.0 – 10.0.9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Web Dispatcher: 10.0.100.0 – 10.0.11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</table:table>
      <table:table table:name="Calidad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ce17" office:value-type="string" calcext:value-type="string" table:number-columns-spanned="4" table:number-rows-spanned="2">
            <text:p>IP range: 10.1.0.0/16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ECC: 10.1.0.0 – 10.1.1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PI: 10.1.20.0 - <text:s/>10.1.3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BW: 10.1.40.0 – 10.1.5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2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2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2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2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2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2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SOLMAN: 10.1.60.0 – 10.1.7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Adobe: 10.1.80.0 – 10.1.9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Web Dispatcher: 10.1.100.0 – 10.1.11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</table:table>
      <table:table table:name="Desarrollo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ce17" office:value-type="string" calcext:value-type="string" table:number-columns-spanned="4" table:number-rows-spanned="2">
            <text:p>IP range: 10.2.0.0/16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ECC: 10.1.0.0 – 10.1.1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PI: 10.1.20.0 - <text:s/>10.1.3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</table:table>
      <table:table table:name="Sandbox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ce17" office:value-type="string" calcext:value-type="string" table:number-columns-spanned="4" table:number-rows-spanned="2">
            <text:p>IP range: 10.3.0.0/16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2">
            <text:p>ECC: 10.3.0.0 – 10.3.1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PI: 10.3.20.0 - <text:s/>10.3.3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</table:table>
      <table:table table:name="Common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17" office:value-type="string" calcext:value-type="string" table:number-columns-spanned="4" table:number-rows-spanned="2">
            <text:p>IP range: 10.4.0.0/16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2">
            <text:p>Interconnect: 10.4.0.0 – 10.4.1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Log: 10.4.20.0 - <text:s/>10.4.3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Mon: 10.4.40.0 – 10.4.59.255</text:p>
          </table:table-cell>
          <table:covered-table-cell table:number-columns-repeated="2" table:style-name="ce21"/>
          <table:covered-table-cell table:style-name="ce2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style-name="ce2"/>
          <table:covered-table-cell table:number-columns-repeated="2"/>
          <table:covered-table-cell table:style-name="ce8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2"/>
          <table:covered-table-cell table:style-name="ce8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/>
          <table:table-cell table:style-name="ce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table:style-name="ce8"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20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1</text:p>
          </table:table-cell>
          <table:table-cell office:value-type="string" calcext:value-type="string">
            <text:p>10.2.0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2</text:p>
          </table:table-cell>
          <table:table-cell office:value-type="string" calcext:value-type="string">
            <text:p>10.2.2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3</text:p>
          </table:table-cell>
          <table:table-cell office:value-type="string" calcext:value-type="string">
            <text:p>10.2.4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4</text:p>
          </table:table-cell>
          <table:table-cell office:value-type="string" calcext:value-type="string">
            <text:p>10.2.6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3"/>
          <table:table-cell table:style-name="ce2"/>
          <table:table-cell office:value-type="string" calcext:value-type="string">
            <text:p>…</text:p>
          </table:table-cell>
          <table:table-cell/>
          <table:table-cell table:style-name="ce8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2"/>
          <table:table-cell table:style-name="ce8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2"/>
          <table:covered-table-cell table:style-name="ce8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/>
          <table:table-cell table:style-name="ce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table:style-name="ce8" office:value-type="string" calcext:value-type="string">
            <text:p>Avalilabity Zone</text:p>
          </table:table-cell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1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1</text:p>
          </table:table-cell>
          <table:table-cell office:value-type="string" calcext:value-type="string">
            <text:p>10.2.1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1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table:style-name="ce2" office:value-type="string" calcext:value-type="string">
            <text:p>Subnet 2</text:p>
          </table:table-cell>
          <table:table-cell office:value-type="string" calcext:value-type="string">
            <text:p>10.2.3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a</text:p>
          </table:table-cell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1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3</text:p>
          </table:table-cell>
          <table:table-cell office:value-type="string" calcext:value-type="string">
            <text:p>10.2.5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1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table:style-name="ce2" office:value-type="string" calcext:value-type="string">
            <text:p>Subnet 4</text:p>
          </table:table-cell>
          <table:table-cell office:value-type="string" calcext:value-type="string">
            <text:p>10.2.7.0</text:p>
          </table:table-cell>
          <table:table-cell office:value-type="string" calcext:value-type="string">
            <text:p>/24</text:p>
          </table:table-cell>
          <table:table-cell table:style-name="ce8" office:value-type="string" calcext:value-type="string">
            <text:p>us-east-1b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3"/>
          <table:table-cell table:style-name="ce2"/>
          <table:table-cell office:value-type="string" calcext:value-type="string">
            <text:p>…</text:p>
          </table:table-cell>
          <table:table-cell/>
          <table:table-cell table:style-name="ce8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2">
            <text:p>Security: 10.4.60.0 – 10.4.79.255</text:p>
          </table:table-cell>
          <table:covered-table-cell table:number-columns-repeated="2" table:style-name="ce21"/>
          <table:covered-table-cell table:style-name="ce23"/>
          <table:table-cell/>
          <table:table-cell table:style-name="ce17" office:value-type="string" calcext:value-type="string" table:number-columns-spanned="4" table:number-rows-spanned="2">
            <text:p>IAM: 10.4.80.0 – 10.4.99.255</text:p>
          </table:table-cell>
          <table:covered-table-cell table:number-columns-repeated="2" table:style-name="ce21"/>
          <table:covered-table-cell table:style-name="ce23"/>
          <table:table-cell table:number-columns-repeated="5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 table:number-columns-repeated="5"/>
        </table:table-row>
        <table:table-row table:style-name="ro2"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ublic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0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4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6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/>
          <table:table-cell table:style-name="ce19" office:value-type="string" calcext:value-type="string" table:number-columns-spanned="4" table:number-rows-spanned="1">
            <text:p>Subnet Privad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2"/>
          <table:table-cell office:value-type="string" calcext:value-type="string">
            <text:p>IP addres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valilabity Z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1</text:p>
          </table:table-cell>
          <table:table-cell office:value-type="string" calcext:value-type="string">
            <text:p>10.3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1</text:p>
          </table:table-cell>
          <table:table-cell office:value-type="string" calcext:value-type="string">
            <text:p>10.4.1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2</text:p>
          </table:table-cell>
          <table:table-cell office:value-type="string" calcext:value-type="string">
            <text:p>10.3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/>
          <table:table-cell office:value-type="string" calcext:value-type="string">
            <text:p>Subnet 2</text:p>
          </table:table-cell>
          <table:table-cell office:value-type="string" calcext:value-type="string">
            <text:p>10.4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3</text:p>
          </table:table-cell>
          <table:table-cell office:value-type="string" calcext:value-type="string">
            <text:p>10.3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3</text:p>
          </table:table-cell>
          <table:table-cell office:value-type="string" calcext:value-type="string">
            <text:p>10.4.5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net 4</text:p>
          </table:table-cell>
          <table:table-cell office:value-type="string" calcext:value-type="string">
            <text:p>10.3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/>
          <table:table-cell office:value-type="string" calcext:value-type="string">
            <text:p>Subnet 4</text:p>
          </table:table-cell>
          <table:table-cell office:value-type="string" calcext:value-type="string">
            <text:p>10.4.7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us-east-1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ce20"/>
          <table:table-cell table:style-name="ce22" table:number-columns-repeated="2"/>
          <table:table-cell table:style-name="ce25"/>
          <table:table-cell/>
          <table:table-cell table:style-name="ce20"/>
          <table:table-cell table:style-name="ce22" table:number-columns-repeated="2"/>
          <table:table-cell table:style-name="ce2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-00-0000</text:date>, <text:time style:data-style-name="N2" text:time-value="14:37:41.3262560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09:15:21.272585503</meta:creation-date>
    <meta:editing-duration>PT2M30S</meta:editing-duration>
    <meta:editing-cycles>3</meta:editing-cycles>
    <meta:generator>LibreOffice/6.4.7.2$Linux_X86_64 LibreOffice_project/40$Build-2</meta:generator>
    <dc:date>2021-08-31T17:57:36.916727743</dc:date>
    <meta:document-statistic meta:table-count="6" meta:cell-count="1123" meta:object-count="0"/>
  </office:meta>
</office:document-meta>
</file>